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Java assignment 3</text:h>
      <text:h text:style-name="P2" text:outline-level="2">Web shopping cart</text:h>
      <text:p text:style-name="P1">494410006 潘韋成</text:p>
      <text:p text:style-name="Standard"/>
      <text:p text:style-name="Standard">本次依照指示使用 NetBeans + JavaEE 開發。</text:p>
      <text:p text:style-name="Standard">index.jsp 是首頁，列出項目以供選擇，response.jsp 為表單的處理頁，顯示處理結果，Cart.java 則是背後控制的 class。</text:p>
      <text:p text:style-name="Standard"/>
      <text:p text:style-name="Standard">Cart class 提供了一個靜態成員，型態為 Hashtable&lt; String, Integer &gt;，存放品名和價格，index.jsp 和 response.jsp 皆使用此表來列出清單。</text:p>
      <text:p text:style-name="Standard">index.jsp 使用品名做為 name，數量為 value，使用 post method 傳送到 response.jsp 後，response.jsp 使用 request 這個環境變數取得所有 name-value pair，交給 Cart 做運算後再回饋給使用者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9T21:24:52</meta:creation-date>
    <dc:date>2009-06-09T21:41:34</dc:date>
    <meta:editing-duration>PT00H16M46S</meta:editing-duration>
    <meta:editing-cycles>2</meta:editing-cycles>
    <meta:generator>OpenOffice.org/3.1$Unix OpenOffice.org_project/310m11$Build-9399</meta:generator>
    <meta:document-statistic meta:table-count="0" meta:image-count="0" meta:object-count="0" meta:page-count="1" meta:paragraph-count="7" meta:word-count="53" meta:character-count="387"/>
  </office:meta>
</office:document-meta>
</file>